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literario">
      <style:paragraph-properties fo:line-height="200%"/>
      <style:text-properties fo:language="es" fo:country="ES" style:language-asian="zxx" style:country-asian="none" style:language-complex="zxx" style:country-complex="none"/>
    </style:style>
    <style:style style:name="P2" style:family="paragraph" style:parent-style-name="literario">
      <style:paragraph-properties fo:line-height="200%"/>
      <style:text-properties style:font-name="Arial" fo:font-size="12pt" fo:language="es" fo:country="ES" style:font-size-asian="12pt" style:language-asian="zxx" style:country-asian="none" style:font-size-complex="12pt" style:language-complex="zxx" style:country-complex="none"/>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 lo llevaron por la noche, oímos un estruendo de motores y voces impacientes dando gritos y órdenes en el jardín. Felipe, indeciso, se levantó y fue a mirar por la ventana. A su regreso me contó, con rabia y miedo, que se llevaban el roble, tu roble hija mía. Vio a varios hombres, una grúa y luces violetas iluminando el tronco. Me asustaron esas personas con maquinarias en la madrugada. Tu padre esperó sentado en una esquina de la cama. Después de media hora dejamos de oír los motores. Felipe cogió el machete, se vistió y caminó hasta la puerta de la sala. Se detuvo delante de las persianas. Un resplandor tenue, como de luna, iluminaba su cara.</text:p>
      <text:p text:style-name="P2">– Afuera h<text:span text:style-name="T1">ay un hombre sentado -- me dijo cuando me acerqué.</text:span></text:p>
      <text:p text:style-name="P2">– <text:span text:style-name="T1">¿Un hombre? -- Su voz recia me tranquilizó. Como cuando vivimos tus últimos días. Fue él quién se mantuvo firme, quien sufrió en silencio mientras yo era inconsolable.</text:span></text:p>
      <text:p text:style-name="P2">– <text:span text:style-name="T1">Sí, cogió uno de los taburetes del portal y tiene una lámpara al lado.</text:span></text:p>
      <text:p text:style-name="P2">– <text:span text:style-name="T1">¿Pero lo ves bien? ¿Está haciendo algo?</text:span></text:p>
      <text:p text:style-name="P2">– <text:span text:style-name="T1">Tiene un libro en las piernas y está escribiendo.</text:span></text:p>
      <text:p text:style-name="P1">Quiso salir a hablar con el extraño, traté de convencerlo de regresar a la cama. Ya el otro se iría. Discutimos en voz baja hasta que dejó de escucharme y salió. Llevó una lámpara de queroseno y por un momento pude ver al intruso. Tenía una barba sin afeitar y camisa azul, creo que manchada de tierra roja.</text:p>
      <text:p text:style-name="P1">No sé de qué hablaron, aunque me pareció oír tu nombre. Hablaron en voz baja, Felipe nunca ha sido de gritar. <text:s/>Al cabo de un rato el hombre se levantó y ambos empezaron a caminar en dirección a la carretera. Corrí tras ellos llamándolos, pero no me oyeron o me ignoraron. </text:p>
      <text:p text:style-name="P1">Dos días después, al amanecer, me sobresaltó el sonido de un motor. Salí corriendo al jardín y allí vi una grúa con el árbol en el aire. Era tu roble, con las mismas marcas en el tronco e incluso aún le colgaba parte del sonajero de cristal; pero sus ramas estaban <text:soft-page-break/>secas y muertas, como si no hubieran sobrevivido a varios años de sequía. Tres hombres ayudaban a la grúa guiando el tronco hacia el hoyo, todos con camisas azules. </text:p>
      <text:p text:style-name="P1">Les pregunté por tu padre y me respondieron que luego vendría el prefecto a <text:s/>explicarlo todo. Los increpé, traté de golpearlos; pero me empujaron. Caí de rodillas en la tierra áspera. El dolor y la impotencia me sacaron las lágrimas. Mientras estaba en el piso uno de ellos se acercó y me ofreció un pañuelo. No lo quise. Lo tiró al suelo y también dejó un papel firmado por tu padre, lleno de largas palabras judiciales.</text:p>
      <text:p text:style-name="P1">Me levanté como pude y fui en busca del fusil. Estuve un rato sentada en el comedor con el arma sobre las rodillas. El terror y la rabia me paralizaron. Finalmente apreté los dientes y corrí al jardín. Ya se habían ido.</text:p>
      <text:p text:style-name="P1">Varios días después fui al pueblo. Allá todos me miraron con desprecio, como siempre. En la casa del alcalde ni siquiera me querían recibir; sin embargo esperé de pie en el portal hasta que su sirviente abrió la puerta. El Viejo me vio en su despacho. Dijo que no sabía nada de Felipe ni de ningún prefecto. Dijo además algo sobre mi crimen y la culpa. No lo escuché, no lloré, no supliqué ni exigí, simplemente me fui de allí. Ellos no nos ayudaron contigo, ni siquiera cuando le arrancaste, con tus uñas, un ojo a tu padre. Aún recuerdo tus ojos enrojecidos detrás de la reja de tu cuarto, gritando palabras desarticuladas, en las que solo había saliva y furia.</text:p>
      <text:p text:style-name="P1">Mientras escribo esta carta a tu fantasma, sostengo el pañuelo que el extranjero me dejó, no me di cuenta, hasta días después, que era el de Felipe. Con desesperación descubrí algo escrito en él, pero la intemperie borró demasiadas letras, leí mi nombre, un signo de interrogación y un beso al final. Estuve varias horas sentada en el portal, mirando el camino con tu tronco a mi lado. Te acababa de recuperar luego de perderte demasiadas veces. Te perdí el día que moriste, también el día que te enterramos y el día que Felipe me despertó con una semilla, la que sembramos sobre tu cuerpo, como si tratáramos de rescatarte. Encima de ti creció un roble frondoso y saludable. A su <text:soft-page-break/>alrededor vivimos nuestra vida, cuidándote. Volvimos a ser jóvenes mientras crecía tu sombra y envejecimos junto a ti.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literario" style:family="paragraph" style:parent-style-name="Text_20_body" style:class="text">
      <style:paragraph-properties fo:margin-left="0cm" fo:margin-right="0cm" fo:line-height="200%" fo:text-indent="0cm" style:auto-text-indent="true"/>
      <style:text-properties style:font-name="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19M51S</meta:editing-duration>
    <meta:editing-cycles>127</meta:editing-cycles>
    <meta:generator>LibreOffice/3.3$Win32 LibreOffice_project/330m19$Build-6</meta:generator>
    <dc:date>2011-10-18T01:29:57.62</dc:date>
    <meta:document-statistic meta:table-count="0" meta:image-count="0" meta:object-count="0" meta:page-count="3" meta:paragraph-count="13" meta:word-count="760" meta:character-count="4159"/>
    <meta:user-defined meta:name="Info 1"/>
    <meta:user-defined meta:name="Info 2"/>
    <meta:user-defined meta:name="Info 3"/>
    <meta:user-defined meta:name="Info 4"/>
  </office:meta>
</office:document-meta>
</file>